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office="urn:oasis:names:tc:opendocument:xmlns:office:1.0" xmlns:ooo="http://openoffice.org/2004/office" xmlns:xlink="http://www.w3.org/1999/xlink" xmlns:fo="urn:oasis:names:tc:opendocument:xmlns:xsl-fo-compatible:1.0" xmlns:dc="http://purl.org/dc/elements/1.1/" xmlns:ooow="http://openoffice.org/2004/writer" xmlns:meta="urn:oasis:names:tc:opendocument:xmlns:meta:1.0" xmlns:oooc="http://openoffice.org/2004/calc" xmlns:style="urn:oasis:names:tc:opendocument:xmlns:style:1.0" xmlns:text="urn:oasis:names:tc:opendocument:xmlns:text:1.0" xmlns:of="urn:oasis:names:tc:opendocument:xmlns:of:1.2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dom="http://www.w3.org/2001/xml-events" xmlns:number="urn:oasis:names:tc:opendocument:xmlns:datastyle:1.0" xmlns:math="http://www.w3.org/1998/Math/MathML" xmlns:form="urn:oasis:names:tc:opendocument:xmlns:form:1.0" xmlns:script="urn:oasis:names:tc:opendocument:xmlns:script:1.0" xmlns:xforms="http://www.w3.org/2002/xforms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7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A1:.B1])"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A2]+[.B2]" office:value-type="float" office:value="17">
            <text:p>17</text:p>
          </table:table-cell>
        </table:table-row>
        <table:table-row table:style-name="ro1">
          <table:table-cell table:formula="of:=SUM([.B1] + 0.3;20.9;-2.4 + 3 * MAX(18; 7);[.B2];[.C1:.C2];MIN([.A1];5)) * (-3 + 2)" office:value-type="float" office:value="-108.8">
            <text:p>-108.8</text:p>
          </table:table-cell>
          <table:table-cell table:number-columns-repeated="2"/>
        </table:table-row>
        <table:table-row table:style-name="ro1">
          <table:table-cell table:style-name="ce1" table:formula="of:=NOW()" office:value-type="date" office:date-value="2025-02-13T02:21:19.32927">
            <text:p>02/13/25 02:21 AM</text:p>
          </table:table-cell>
          <table:table-cell table:formula="of:=IF([.A1]=10;&quot;A1 equals 10&quot;;&quot;A1 not equals 10&quot;)" office:value-type="string" office:string-value="A1 not equals 10">
            <text:p>A1 not equals 10</text:p>
          </table:table-cell>
          <table:table-cell/>
        </table:table-row>
        <table:table-row table:style-name="ro1">
          <table:table-cell table:formula="of:=SIN([.B5])" office:value-type="float" office:value="0.841470984807897">
            <text:p>0.84147098480789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COS([.B5])" office:value-type="float" office:value="0.54030230586814">
            <text:p>0.54030230586814</text:p>
          </table:table-cell>
          <table:table-cell table:number-columns-repeated="2"/>
        </table:table-row>
        <table:table-row table:style-name="ro1">
          <table:table-cell table:formula="of:=TAN([.B5])" office:value-type="float" office:value="1.5574077246549">
            <text:p>1.5574077246549</text:p>
          </table:table-cell>
          <table:table-cell table:number-columns-repeated="2"/>
        </table:table-row>
        <table:table-row table:style-name="ro1">
          <table:table-cell table:formula="of:=COT([.B5])" office:value-type="float" office:value="0.642092615934331">
            <text:p>0.64209261593433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office="urn:oasis:names:tc:opendocument:xmlns:office:1.0" xmlns:xhtml="http://www.w3.org/1999/xhtml" xmlns:ooo="http://openoffice.org/2004/office" xmlns:xlink="http://www.w3.org/1999/xlink" xmlns:fo="urn:oasis:names:tc:opendocument:xmlns:xsl-fo-compatible:1.0" xmlns:dc="http://purl.org/dc/elements/1.1/" xmlns:ooow="http://openoffice.org/2004/writer" xmlns:meta="urn:oasis:names:tc:opendocument:xmlns:meta:1.0" xmlns:oooc="http://openoffice.org/2004/calc" xmlns:style="urn:oasis:names:tc:opendocument:xmlns:style:1.0" xmlns:text="urn:oasis:names:tc:opendocument:xmlns:text:1.0" xmlns:of="urn:oasis:names:tc:opendocument:xmlns:of:1.2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dom="http://www.w3.org/2001/xml-events" xmlns:number="urn:oasis:names:tc:opendocument:xmlns:datastyle:1.0" xmlns:math="http://www.w3.org/1998/Math/MathML" xmlns:form="urn:oasis:names:tc:opendocument:xmlns:form:1.0" xmlns:script="urn:oasis:names:tc:opendocument:xmlns:script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3">00/00/0000</text:date>, <text:time style:data-style-name="N2" text:time-value="02:20:39.223531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7-10-20T23:41:04.964000000</meta:creation-date>
    <meta:generator>LibreOffice/24.8.4.2$Linux_X86_64 LibreOffice_project/480$Build-2</meta:generator>
    <dc:date>2025-02-13T02:21:20.365064209</dc:date>
    <meta:editing-duration>PT2H18M7S</meta:editing-duration>
    <meta:editing-cycles>14</meta:editing-cycles>
    <meta:document-statistic meta:table-count="1" meta:cell-count="14" meta:object-count="0"/>
  </office:meta>
</office:document-meta>
</file>